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4d8996" officeooo:paragraph-rsid="000eb9d9" style:font-size-asian="16pt" style:font-style-asian="normal" style:font-weight-asian="normal" style:font-size-complex="16pt" style:font-weight-complex="normal" style:text-emphasize="none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4d8996" officeooo:paragraph-rsid="00547d12" style:font-size-asian="16pt" style:font-style-asian="normal" style:font-weight-asian="normal" style:font-size-complex="16pt" style:font-weight-complex="normal" style:text-emphasize="none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547d12" officeooo:paragraph-rsid="00547d12" style:font-size-asian="16pt" style:font-style-asian="normal" style:font-weight-asian="normal" style:font-size-complex="16pt" style:font-weight-complex="normal" style:text-emphasize="none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547d12" officeooo:paragraph-rsid="0059b4f0" style:font-size-asian="16pt" style:font-style-asian="normal" style:font-weight-asian="normal" style:font-size-complex="16pt" style:font-weight-complex="normal" style:text-emphasize="none"/>
    </style:style>
    <style:style style:name="P5" style:family="paragraph" style:parent-style-name="Standard">
      <style:paragraph-properties fo:text-align="start" style:justify-single-word="false"/>
      <style:text-properties officeooo:paragraph-rsid="00547d12"/>
    </style:style>
    <style:style style:name="P6" style:family="paragraph" style:parent-style-name="Standard">
      <style:paragraph-properties fo:text-align="start" style:justify-single-word="false"/>
      <style:text-properties officeooo:rsid="005d1fa5" officeooo:paragraph-rsid="005d1fa5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547d12" officeooo:paragraph-rsid="00547d12" style:font-size-asian="16pt" style:font-style-asian="normal" style:font-weight-asian="normal" style:font-size-complex="16pt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officeooo:rsid="005d1fa5" officeooo:paragraph-rsid="005d1fa5"/>
    </style:style>
    <style:style style:name="P9" style:family="paragraph" style:parent-style-name="Standard">
      <style:paragraph-properties fo:text-align="start" style:justify-single-word="false"/>
      <style:text-properties officeooo:paragraph-rsid="00615436"/>
    </style:style>
    <style:style style:name="T1" style:family="text">
      <style:text-properties officeooo:rsid="00547d12"/>
    </style:style>
    <style:style style:name="T2" style:family="text">
      <style:text-properties officeooo:rsid="0059b4f0"/>
    </style:style>
    <style:style style:name="T3" style:family="text">
      <style:text-properties officeooo:rsid="0059bd44"/>
    </style:style>
    <style:style style:name="T4" style:family="text"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547d12" style:font-size-asian="16pt" style:font-style-asian="normal" style:font-weight-asian="normal" style:font-size-complex="16pt" style:font-weight-complex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59bd44" style:font-size-asian="16pt" style:font-style-asian="normal" style:font-weight-asian="normal" style:font-size-complex="16pt" style:font-weight-complex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officeooo:rsid="00615436" style:font-size-asian="16pt" style:font-style-asian="normal" style:font-weight-asian="normal" style:font-size-complex="16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6pt" fo:font-style="italic" fo:text-shadow="none" style:text-underline-style="none" fo:font-weight="normal" officeooo:rsid="005d1fa5" style:font-size-asian="16pt" style:font-style-asian="italic" style:font-weight-asian="normal" style:font-size-complex="16pt" style:font-style-complex="italic" style:font-weight-complex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1. To login in in postgres - </text:span>sudo -u postgres psql<text:span text:style-name="T1"> </text:span></text:p>
      <text:p text:style-name="P3">2. To select database - \c</text:p>
      <text:p text:style-name="P3">3. List all sequence - \ds</text:p>
      <text:p text:style-name="P3"/>
      <text:p text:style-name="P3"/>
      <text:p text:style-name="P3">ALTER SEQUENCE inventory_transactiondetails_trans_id_seq RESTART WITH 8<text:span text:style-name="T3">8</text:span>;</text:p>
      <text:p text:style-name="P3"/>
      <text:p text:style-name="P4">ALTER SEQUENCE inventory_producttransactiondetails<text:span text:style-name="T2">_pro</text:span>_trans_id_seq RESTART WITH <text:span text:style-name="T2">341</text:span>;</text:p>
      <text:p text:style-name="P3"/>
      <text:p text:style-name="P5"><text:span text:style-name="T5">sudo psql -U postgres -d </text:span><text:span text:style-name="T8">database_name</text:span><text:span text:style-name="T5"> &lt; durgimsdevold16Apr.sql</text:span></text:p>
      <text:p text:style-name="P3"/>
      <text:p text:style-name="P6"><text:span text:style-name="T5">‘&lt;‘ - </text:span><text:span text:style-name="T4">Restore</text:span></text:p>
      <text:p text:style-name="P6"><text:span text:style-name="T5">‘</text:span><text:span text:style-name="T4">&gt;</text:span><text:span text:style-name="T5">’ - </text:span><text:span text:style-name="T4">Dump</text:span><text:span text:style-name="T5"> </text:span></text:p>
      <text:p text:style-name="P6"><text:span text:style-name="T5"/></text:p>
      <text:p text:style-name="P9"><text:span text:style-name="T5">ALTER SEQUENCE inventory_productdetails_</text:span><text:a xlink:type="simple" xlink:href="http://127.0.0.1/phppgadmin/display.php?server=localhost%3A5432%3Aallow&amp;database=durg_ims_pdev&amp;schema=public&amp;table=inventory_productdetails&amp;subject=table&amp;return=table&amp;sortkey=1&amp;sortdir=desc&amp;strings=collapsed&amp;page=32" text:style-name="Internet_20_link" text:visited-style-name="Visited_20_Internet_20_Link">product_id</text:a><text:span text:style-name="T5">_seq RESTART WITH </text:span><text:span text:style-name="T7">972</text:span><text:span text:style-name="T5">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1:15:55.265868285</meta:creation-date>
    <dc:date>2024-06-20T12:17:54.608892462</dc:date>
    <meta:editing-duration>P3DT13H29M3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5" meta:character-count="420" meta:non-whitespace-character-count="372"/>
  </office:meta>
</office:document-meta>
</file>